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)" office:value-type="float" office:value="115900">
            <text:p>11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)" office:value-type="float" office:value="85400">
            <text:p>854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30500">
            <text:p>305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office:value-type="float" office:value="-650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2950">
            <text:p>1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E58])" office:value-type="float" office:value="1462.12880686565">
            <text:p>1462.128806865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7881.8181818182">
            <text:p>37881.8181818182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3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9T13:51:37</dc:date>
    <meta:editing-duration>P4DT20H1M27S</meta:editing-duration>
    <meta:editing-cycles>1862</meta:editing-cycles>
    <meta:generator>OpenOffice/4.1.1$Unix OpenOffice.org_project/411m6$Build-9775</meta:generator>
    <dc:creator>Hasmik Dabaghyan</dc:creator>
    <meta:document-statistic meta:table-count="11" meta:cell-count="4404" meta:object-count="0"/>
  </office:meta>
</office:document-meta>
</file>